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1) AtWork Domain with no actions’ cost - Planner used: Gam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Optimal Solution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5110" calcext:value-type="float">
            <text:p>5,110.00</text:p>
          </table:table-cell>
          <table:table-cell office:value-type="float" office:value="0.27" calcext:value-type="float">
            <text:p>0.270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float" office:value="6132" calcext:value-type="float">
            <text:p>6,132.0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es</text:p>
          </table:table-cell>
          <table:table-cell office:value-type="float" office:value="2097144" calcext:value-type="float">
            <text:p>2,097,144.00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1) AtWork Domain with actions’ cost - Planner used: MIPS-XXL</text:p>
            <text:p>Version: IPC-6 v1.2 Linu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Optimal Solution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78.083" calcext:value-type="float">
            <text:p>178.083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0:16:30.555573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0:29:36.519928072</meta:creation-date>
    <dc:date>2017-01-09T00:51:37.630634042</dc:date>
    <meta:editing-duration>PT32M4S</meta:editing-duration>
    <meta:editing-cycles>4</meta:editing-cycles>
    <meta:generator>LibreOffice/5.1.4.2$Linux_X86_64 LibreOffice_project/10m0$Build-2</meta:generator>
    <meta:document-statistic meta:table-count="1" meta:cell-count="39" meta:object-count="0"/>
  </office:meta>
</office:document-meta>
</file>